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0.339cm"/>
    </style:style>
    <style:style style:name="co4" style:family="table-column">
      <style:table-column-properties fo:break-before="auto" style:column-width="0.709cm"/>
    </style:style>
    <style:style style:name="co5" style:family="table-column">
      <style:table-column-properties fo:break-before="auto" style:column-width="2.342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646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tatistic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dde8c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22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34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3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14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1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114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ist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909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Resultado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03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03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" office:value-type="float" office:value="800" calcext:value-type="float">
            <text:p>800</text:p>
          </table:table-cell>
          <table:table-cell table:style-name="ce1" table:formula="of:=[.B3]*2" office:value-type="float" office:value="1600" calcext:value-type="float">
            <text:p>1600</text:p>
          </table:table-cell>
          <table:table-cell table:style-name="ce1" table:formula="of:=[.C3]*2" office:value-type="float" office:value="3200" calcext:value-type="float">
            <text:p>3200</text:p>
          </table:table-cell>
          <table:table-cell table:style-name="ce1" table:formula="of:=[.D3]*2" office:value-type="float" office:value="6400" calcext:value-type="float">
            <text:p>6400</text:p>
          </table:table-cell>
          <table:table-cell table:style-name="ce1" table:formula="of:=[.E3]*2" office:value-type="float" office:value="12800" calcext:value-type="float">
            <text:p>12800</text:p>
          </table:table-cell>
          <table:table-cell/>
          <table:table-cell table:style-name="ce5"/>
          <table:table-cell table:style-name="ce1" office:value-type="float" office:value="800" calcext:value-type="float">
            <text:p>800</text:p>
          </table:table-cell>
          <table:table-cell table:style-name="ce1" table:formula="of:=[.I3]*2" office:value-type="float" office:value="1600" calcext:value-type="float">
            <text:p>1600</text:p>
          </table:table-cell>
          <table:table-cell table:style-name="ce1" table:formula="of:=[.J3]*2" office:value-type="float" office:value="3200" calcext:value-type="float">
            <text:p>3200</text:p>
          </table:table-cell>
          <table:table-cell table:style-name="ce1" table:formula="of:=[.K3]*2" office:value-type="float" office:value="6400" calcext:value-type="float">
            <text:p>6400</text:p>
          </table:table-cell>
          <table:table-cell table:style-name="ce1" table:formula="of:=[.L3]*2" office:value-type="float" office:value="12800" calcext:value-type="float">
            <text:p>12800</text:p>
          </table:table-cell>
          <table:table-cell table:number-columns-repeated="90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table:formula="of:=[$data.$E2]" office:value-type="float" office:value="4.23038366666667" calcext:value-type="float">
            <text:p>4,23038</text:p>
          </table:table-cell>
          <table:table-cell table:style-name="ce13" table:formula="of:=[$data.$E5]" office:value-type="float" office:value="8.47453766666667" calcext:value-type="float">
            <text:p>8,47454</text:p>
          </table:table-cell>
          <table:table-cell table:style-name="ce13" table:formula="of:=[$data.$E8]" office:value-type="float" office:value="17.1066196666667" calcext:value-type="float">
            <text:p>17,10662</text:p>
          </table:table-cell>
          <table:table-cell table:style-name="ce13" table:formula="of:=[$data.$E11]" office:value-type="float" office:value="34.2468933333333" calcext:value-type="float">
            <text:p>34,24689</text:p>
          </table:table-cell>
          <table:table-cell table:style-name="ce13" table:formula="of:=[$data.$E14]" office:value-type="float" office:value="69.014082" calcext:value-type="float">
            <text:p>69,01408</text:p>
          </table:table-cell>
          <table:table-cell/>
          <table:table-cell table:style-name="ce5" office:value-type="string" calcext:value-type="string">
            <text:p>Média</text:p>
          </table:table-cell>
          <table:table-cell table:style-name="ce29" table:formula="of:=[$data.H2]" office:value-type="float" office:value="0" calcext:value-type="float">
            <text:p>0,000000</text:p>
          </table:table-cell>
          <table:table-cell table:style-name="ce29" table:formula="of:=[$data.I2]" office:value-type="float" office:value="0" calcext:value-type="float">
            <text:p>0,000000</text:p>
          </table:table-cell>
          <table:table-cell table:style-name="ce29" table:formula="of:=[$data.J2]" office:value-type="float" office:value="0" calcext:value-type="float">
            <text:p>0,000000</text:p>
          </table:table-cell>
          <table:table-cell table:style-name="ce29" table:formula="of:=[$data.K2]" office:value-type="float" office:value="0" calcext:value-type="float">
            <text:p>0,000000</text:p>
          </table:table-cell>
          <table:table-cell table:style-name="ce29" table:formula="of:=[$data.L2]" office:value-type="float" office:value="0" calcext:value-type="float">
            <text:p>0,000000</text:p>
          </table:table-cell>
          <table:table-cell table:number-columns-repeated="90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4" table:formula="of:=[$data.$E17]" office:value-type="float" office:value="2.19610233333333" calcext:value-type="float">
            <text:p>2,19610</text:p>
          </table:table-cell>
          <table:table-cell table:style-name="ce14" table:formula="of:=[$data.$E20]" office:value-type="float" office:value="4.350471" calcext:value-type="float">
            <text:p>4,35047</text:p>
          </table:table-cell>
          <table:table-cell table:style-name="ce14" table:formula="of:=[$data.$E23]" office:value-type="float" office:value="8.70518566666667" calcext:value-type="float">
            <text:p>8,70519</text:p>
          </table:table-cell>
          <table:table-cell table:style-name="ce14" table:formula="of:=[$data.$E26]" office:value-type="float" office:value="17.379464" calcext:value-type="float">
            <text:p>17,37946</text:p>
          </table:table-cell>
          <table:table-cell table:style-name="ce14" table:formula="of:=[$data.$E29]" office:value-type="float" office:value="34.7977756666667" calcext:value-type="float">
            <text:p>34,79778</text:p>
          </table:table-cell>
          <table:table-cell/>
          <table:table-cell table:style-name="ce5" office:value-type="string" calcext:value-type="string">
            <text:p>DP</text:p>
          </table:table-cell>
          <table:table-cell table:style-name="ce30" table:formula="of:=[$data.H3]" office:value-type="float" office:value="0" calcext:value-type="float">
            <text:p>0,000000</text:p>
          </table:table-cell>
          <table:table-cell table:style-name="ce30" table:formula="of:=[$data.I3]" office:value-type="float" office:value="0" calcext:value-type="float">
            <text:p>0,000000</text:p>
          </table:table-cell>
          <table:table-cell table:style-name="ce30" table:formula="of:=[$data.J3]" office:value-type="float" office:value="0" calcext:value-type="float">
            <text:p>0,000000</text:p>
          </table:table-cell>
          <table:table-cell table:style-name="ce30" table:formula="of:=[$data.K3]" office:value-type="float" office:value="0" calcext:value-type="float">
            <text:p>0,000000</text:p>
          </table:table-cell>
          <table:table-cell table:style-name="ce30" table:formula="of:=[$data.L3]" office:value-type="float" office:value="0" calcext:value-type="float">
            <text:p>0,000000</text:p>
          </table:table-cell>
          <table:table-cell table:number-columns-repeated="90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3" table:formula="of:=[$data.$E32]" office:value-type="float" office:value="1.11408866666667" calcext:value-type="float">
            <text:p>1,11409</text:p>
          </table:table-cell>
          <table:table-cell table:style-name="ce13" table:formula="of:=[$data.$E35]" office:value-type="float" office:value="2.22158666666667" calcext:value-type="float">
            <text:p>2,22159</text:p>
          </table:table-cell>
          <table:table-cell table:style-name="ce13" table:formula="of:=[$data.$E38]" office:value-type="float" office:value="4.39632066666667" calcext:value-type="float">
            <text:p>4,39632</text:p>
          </table:table-cell>
          <table:table-cell table:style-name="ce13" table:formula="of:=[$data.$E41]" office:value-type="float" office:value="8.72283066666667" calcext:value-type="float">
            <text:p>8,72283</text:p>
          </table:table-cell>
          <table:table-cell table:style-name="ce13" table:formula="of:=[$data.$E44]" office:value-type="float" office:value="17.52683" calcext:value-type="float">
            <text:p>17,52683</text:p>
          </table:table-cell>
          <table:table-cell table:number-columns-repeated="910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4" table:formula="of:=[$data.$E47]" office:value-type="float" office:value="0.797390333333333" calcext:value-type="float">
            <text:p>0,79739</text:p>
          </table:table-cell>
          <table:table-cell table:style-name="ce14" table:formula="of:=[$data.$E50]" office:value-type="float" office:value="1.49704166666667" calcext:value-type="float">
            <text:p>1,49704</text:p>
          </table:table-cell>
          <table:table-cell table:style-name="ce14" table:formula="of:=[$data.$E53]" office:value-type="float" office:value="3.04655233333333" calcext:value-type="float">
            <text:p>3,04655</text:p>
          </table:table-cell>
          <table:table-cell table:style-name="ce14" table:formula="of:=[$data.$E56]" office:value-type="float" office:value="5.44783033333333" calcext:value-type="float">
            <text:p>5,44783</text:p>
          </table:table-cell>
          <table:table-cell table:style-name="ce14" table:formula="of:=[$data.$E59]" office:value-type="float" office:value="11.036286" calcext:value-type="float">
            <text:p>11,03629</text:p>
          </table:table-cell>
          <table:table-cell table:number-columns-repeated="910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3" table:formula="of:=[$data.$E62]" office:value-type="float" office:value="0.711213" calcext:value-type="float">
            <text:p>0,71121</text:p>
          </table:table-cell>
          <table:table-cell table:style-name="ce13" table:formula="of:=[$data.$E65]" office:value-type="float" office:value="1.517573" calcext:value-type="float">
            <text:p>1,51757</text:p>
          </table:table-cell>
          <table:table-cell table:style-name="ce13" table:formula="of:=[$data.$E68]" office:value-type="float" office:value="2.98207166666667" calcext:value-type="float">
            <text:p>2,98207</text:p>
          </table:table-cell>
          <table:table-cell table:style-name="ce13" table:formula="of:=[$data.$E71]" office:value-type="float" office:value="5.783332" calcext:value-type="float">
            <text:p>5,78333</text:p>
          </table:table-cell>
          <table:table-cell table:style-name="ce13" table:formula="of:=[$data.$E74]" office:value-type="float" office:value="11.2062683333333" calcext:value-type="float">
            <text:p>11,20627</text:p>
          </table:table-cell>
          <table:table-cell table:number-columns-repeated="910"/>
        </table:table-row>
        <table:table-row table:style-name="ro1">
          <table:table-cell table:style-name="ce6" table:number-columns-repeated="6"/>
          <table:table-cell table:number-columns-repeated="910"/>
        </table:table-row>
        <table:table-row table:style-name="ro1"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10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10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7" table:formula="of:=[.B3]" office:value-type="float" office:value="800" calcext:value-type="float">
            <text:p>800</text:p>
          </table:table-cell>
          <table:table-cell table:style-name="ce17" table:formula="of:=[.C3]" office:value-type="float" office:value="1600" calcext:value-type="float">
            <text:p>1600</text:p>
          </table:table-cell>
          <table:table-cell table:style-name="ce17" table:formula="of:=[.D3]" office:value-type="float" office:value="3200" calcext:value-type="float">
            <text:p>3200</text:p>
          </table:table-cell>
          <table:table-cell table:style-name="ce17" table:formula="of:=[.E3]" office:value-type="float" office:value="6400" calcext:value-type="float">
            <text:p>6400</text:p>
          </table:table-cell>
          <table:table-cell table:style-name="ce17" table:formula="of:=[.F3]" office:value-type="float" office:value="12800" calcext:value-type="float">
            <text:p>12800</text:p>
          </table:table-cell>
          <table:table-cell table:number-columns-repeated="91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0" table:formula="of:=[.B4]/[.B4]" office:value-type="float" office:value="1" calcext:value-type="float">
            <text:p>1,0000</text:p>
          </table:table-cell>
          <table:table-cell table:style-name="ce20" table:formula="of:=[.C4]/[.C4]" office:value-type="float" office:value="1" calcext:value-type="float">
            <text:p>1,0000</text:p>
          </table:table-cell>
          <table:table-cell table:style-name="ce20" table:formula="of:=[.D4]/[.D4]" office:value-type="float" office:value="1" calcext:value-type="float">
            <text:p>1,0000</text:p>
          </table:table-cell>
          <table:table-cell table:style-name="ce20" table:formula="of:=[.E4]/[.E4]" office:value-type="float" office:value="1" calcext:value-type="float">
            <text:p>1,0000</text:p>
          </table:table-cell>
          <table:table-cell table:style-name="ce20" table:formula="of:=[.F4]/[.F4]" office:value-type="float" office:value="1" calcext:value-type="float">
            <text:p>1,0000</text:p>
          </table:table-cell>
          <table:table-cell table:number-columns-repeated="91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1" table:formula="of:=[.B4]/[.B5]" office:value-type="float" office:value="1.92631445377394" calcext:value-type="float">
            <text:p>1,9263</text:p>
          </table:table-cell>
          <table:table-cell table:style-name="ce21" table:formula="of:=[.C4]/[.C5]" office:value-type="float" office:value="1.9479586616407" calcext:value-type="float">
            <text:p>1,9480</text:p>
          </table:table-cell>
          <table:table-cell table:style-name="ce21" table:formula="of:=[.D4]/[.D5]" office:value-type="float" office:value="1.96510681353647" calcext:value-type="float">
            <text:p>1,9651</text:p>
          </table:table-cell>
          <table:table-cell table:style-name="ce21" table:formula="of:=[.E4]/[.E5]" office:value-type="float" office:value="1.97053794831264" calcext:value-type="float">
            <text:p>1,9705</text:p>
          </table:table-cell>
          <table:table-cell table:style-name="ce21" table:formula="of:=[.F4]/[.F5]" office:value-type="float" office:value="1.98329004305036" calcext:value-type="float">
            <text:p>1,9833</text:p>
          </table:table-cell>
          <table:table-cell table:number-columns-repeated="91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" table:formula="of:=[.B4]/[.B6]" office:value-type="float" office:value="3.7971696447859" calcext:value-type="float">
            <text:p>3,7972</text:p>
          </table:table-cell>
          <table:table-cell table:style-name="ce20" table:formula="of:=[.C4]/[.C6]" office:value-type="float" office:value="3.81463293501942" calcext:value-type="float">
            <text:p>3,8146</text:p>
          </table:table-cell>
          <table:table-cell table:style-name="ce20" table:formula="of:=[.D4]/[.D6]" office:value-type="float" office:value="3.89112190936633" calcext:value-type="float">
            <text:p>3,8911</text:p>
          </table:table-cell>
          <table:table-cell table:style-name="ce20" table:formula="of:=[.E4]/[.E6]" office:value-type="float" office:value="3.92612153577669" calcext:value-type="float">
            <text:p>3,9261</text:p>
          </table:table-cell>
          <table:table-cell table:style-name="ce20" table:formula="of:=[.F4]/[.F6]" office:value-type="float" office:value="3.93762488710166" calcext:value-type="float">
            <text:p>3,9376</text:p>
          </table:table-cell>
          <table:table-cell table:number-columns-repeated="910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1" table:formula="of:=[.B4]/[.B7]" office:value-type="float" office:value="5.30528586794171" calcext:value-type="float">
            <text:p>5,3053</text:p>
          </table:table-cell>
          <table:table-cell table:style-name="ce21" table:formula="of:=[.C4]/[.C7]" office:value-type="float" office:value="5.66085624425951" calcext:value-type="float">
            <text:p>5,6609</text:p>
          </table:table-cell>
          <table:table-cell table:style-name="ce21" table:formula="of:=[.D4]/[.D7]" office:value-type="float" office:value="5.61507494209028" calcext:value-type="float">
            <text:p>5,6151</text:p>
          </table:table-cell>
          <table:table-cell table:style-name="ce21" table:formula="of:=[.E4]/[.E7]" office:value-type="float" office:value="6.28633625459824" calcext:value-type="float">
            <text:p>6,2863</text:p>
          </table:table-cell>
          <table:table-cell table:style-name="ce21" table:formula="of:=[.F4]/[.F7]" office:value-type="float" office:value="6.25337926182776" calcext:value-type="float">
            <text:p>6,2534</text:p>
          </table:table-cell>
          <table:table-cell table:number-columns-repeated="910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20" table:formula="of:=[.B4]/[.B8]" office:value-type="float" office:value="5.94812477649687" calcext:value-type="float">
            <text:p>5,9481</text:p>
          </table:table-cell>
          <table:table-cell table:style-name="ce20" table:formula="of:=[.C4]/[.C8]" office:value-type="float" office:value="5.58427019106604" calcext:value-type="float">
            <text:p>5,5843</text:p>
          </table:table-cell>
          <table:table-cell table:style-name="ce20" table:formula="of:=[.D4]/[.D8]" office:value-type="float" office:value="5.73648844790786" calcext:value-type="float">
            <text:p>5,7365</text:p>
          </table:table-cell>
          <table:table-cell table:style-name="ce20" table:formula="of:=[.E4]/[.E8]" office:value-type="float" office:value="5.92165439115951" calcext:value-type="float">
            <text:p>5,9217</text:p>
          </table:table-cell>
          <table:table-cell table:style-name="ce20" table:formula="of:=[.F4]/[.F8]" office:value-type="float" office:value="6.15852484941092" calcext:value-type="float">
            <text:p>6,1585</text:p>
          </table:table-cell>
          <table:table-cell table:number-columns-repeated="910"/>
        </table:table-row>
        <table:table-row table:style-name="ro2">
          <table:table-cell table:style-name="ce6" table:number-columns-repeated="6"/>
          <table:table-cell table:number-columns-repeated="910"/>
        </table:table-row>
        <table:table-row table:style-name="ro2"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10"/>
        </table:table-row>
        <table:table-row table:style-name="ro2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10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1" table:formula="of:=[.B12]" office:value-type="float" office:value="800" calcext:value-type="float">
            <text:p>800</text:p>
          </table:table-cell>
          <table:table-cell table:style-name="ce1" table:formula="of:=[.C12]" office:value-type="float" office:value="1600" calcext:value-type="float">
            <text:p>1600</text:p>
          </table:table-cell>
          <table:table-cell table:style-name="ce1" table:formula="of:=[.D12]" office:value-type="float" office:value="3200" calcext:value-type="float">
            <text:p>3200</text:p>
          </table:table-cell>
          <table:table-cell table:style-name="ce1" table:formula="of:=[.E12]" office:value-type="float" office:value="6400" calcext:value-type="float">
            <text:p>6400</text:p>
          </table:table-cell>
          <table:table-cell table:style-name="ce1" table:formula="of:=[.F12]" office:value-type="float" office:value="12800" calcext:value-type="float">
            <text:p>12800</text:p>
          </table:table-cell>
          <table:table-cell table:number-columns-repeated="9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table:formula="of:=[.B13]/[.$A$22]" office:value-type="float" office:value="1" calcext:value-type="float">
            <text:p>1,0000</text:p>
          </table:table-cell>
          <table:table-cell table:style-name="ce20" table:formula="of:=[.C13]/[.$A$22]" office:value-type="float" office:value="1" calcext:value-type="float">
            <text:p>1,0000</text:p>
          </table:table-cell>
          <table:table-cell table:style-name="ce20" table:formula="of:=[.D13]/[.$A$22]" office:value-type="float" office:value="1" calcext:value-type="float">
            <text:p>1,0000</text:p>
          </table:table-cell>
          <table:table-cell table:style-name="ce20" table:formula="of:=[.E13]/[.$A$22]" office:value-type="float" office:value="1" calcext:value-type="float">
            <text:p>1,0000</text:p>
          </table:table-cell>
          <table:table-cell table:style-name="ce20" table:formula="of:=[.F13]/[.$A$22]" office:value-type="float" office:value="1" calcext:value-type="float">
            <text:p>1,0000</text:p>
          </table:table-cell>
          <table:table-cell table:number-columns-repeated="91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1" table:formula="of:=[.B14]/[.$A$23]" office:value-type="float" office:value="0.963157226886968" calcext:value-type="float">
            <text:p>0,9632</text:p>
          </table:table-cell>
          <table:table-cell table:style-name="ce21" table:formula="of:=[.C14]/[.$A$23]" office:value-type="float" office:value="0.973979330820349" calcext:value-type="float">
            <text:p>0,9740</text:p>
          </table:table-cell>
          <table:table-cell table:style-name="ce21" table:formula="of:=[.D14]/[.$A$23]" office:value-type="float" office:value="0.982553406768234" calcext:value-type="float">
            <text:p>0,9826</text:p>
          </table:table-cell>
          <table:table-cell table:style-name="ce21" table:formula="of:=[.E14]/[.$A$23]" office:value-type="float" office:value="0.985268974156318" calcext:value-type="float">
            <text:p>0,9853</text:p>
          </table:table-cell>
          <table:table-cell table:style-name="ce21" table:formula="of:=[.F14]/[.$A$23]" office:value-type="float" office:value="0.991645021525179" calcext:value-type="float">
            <text:p>0,9916</text:p>
          </table:table-cell>
          <table:table-cell table:number-columns-repeated="910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20" table:formula="of:=[.B15]/[.$A$24]" office:value-type="float" office:value="0.949292411196475" calcext:value-type="float">
            <text:p>0,9493</text:p>
          </table:table-cell>
          <table:table-cell table:style-name="ce20" table:formula="of:=[.C15]/[.$A$24]" office:value-type="float" office:value="0.953658233754854" calcext:value-type="float">
            <text:p>0,9537</text:p>
          </table:table-cell>
          <table:table-cell table:style-name="ce20" table:formula="of:=[.D15]/[.$A$24]" office:value-type="float" office:value="0.972780477341583" calcext:value-type="float">
            <text:p>0,9728</text:p>
          </table:table-cell>
          <table:table-cell table:style-name="ce20" table:formula="of:=[.E15]/[.$A$24]" office:value-type="float" office:value="0.981530383944172" calcext:value-type="float">
            <text:p>0,9815</text:p>
          </table:table-cell>
          <table:table-cell table:style-name="ce20" table:formula="of:=[.F15]/[.$A$24]" office:value-type="float" office:value="0.984406221775415" calcext:value-type="float">
            <text:p>0,9844</text:p>
          </table:table-cell>
          <table:table-cell table:number-columns-repeated="910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21" table:formula="of:=[.B16]/6" office:value-type="float" office:value="0.884214311323619" calcext:value-type="float">
            <text:p>0,8842</text:p>
          </table:table-cell>
          <table:table-cell table:style-name="ce21" table:formula="of:=[.C16]/6" office:value-type="float" office:value="0.943476040709919" calcext:value-type="float">
            <text:p>0,9435</text:p>
          </table:table-cell>
          <table:table-cell table:style-name="ce21" table:formula="of:=[.D16]/6" office:value-type="float" office:value="0.935845823681713" calcext:value-type="float">
            <text:p>0,9358</text:p>
          </table:table-cell>
          <table:table-cell table:style-name="ce21" table:formula="of:=[.E16]/6" office:value-type="float" office:value="1.04772270909971" calcext:value-type="float">
            <text:p>1,0477</text:p>
          </table:table-cell>
          <table:table-cell table:style-name="ce21" table:formula="of:=[.F16]/6" office:value-type="float" office:value="1.04222987697129" calcext:value-type="float">
            <text:p>1,0422</text:p>
          </table:table-cell>
          <table:table-cell table:number-columns-repeated="910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20" table:formula="of:=[.B17]/6" office:value-type="float" office:value="0.991354129416145" calcext:value-type="float">
            <text:p>0,9914</text:p>
          </table:table-cell>
          <table:table-cell table:style-name="ce20" table:formula="of:=[.C17]/6" office:value-type="float" office:value="0.930711698511007" calcext:value-type="float">
            <text:p>0,9307</text:p>
          </table:table-cell>
          <table:table-cell table:style-name="ce20" table:formula="of:=[.D17]/6" office:value-type="float" office:value="0.956081407984643" calcext:value-type="float">
            <text:p>0,9561</text:p>
          </table:table-cell>
          <table:table-cell table:style-name="ce20" table:formula="of:=[.E17]/6" office:value-type="float" office:value="0.986942398526585" calcext:value-type="float">
            <text:p>0,9869</text:p>
          </table:table-cell>
          <table:table-cell table:style-name="ce20" table:formula="of:=[.F17]/6" office:value-type="float" office:value="1.02642080823515" calcext:value-type="float">
            <text:p>1,0264</text:p>
          </table:table-cell>
          <table:table-cell table:number-columns-repeated="910"/>
        </table:table-row>
        <table:table-row table:style-name="ro2" table:number-rows-repeated="1048547">
          <table:table-cell table:number-columns-repeated="916"/>
        </table:table-row>
        <table:table-row table:style-name="ro3" table:number-rows-repeated="2">
          <table:table-cell table:number-columns-repeated="916"/>
        </table:table-row>
        <table:table-row table:style-name="ro3">
          <table:table-cell table:number-columns-repeated="916"/>
        </table:table-row>
      </table:table>
      <table:table table:name="data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row table:style-name="ro4">
          <table:table-cell table:style-name="ce39" table:number-columns-spanned="5" table:number-rows-spanned="1"/>
          <table:covered-table-cell table:number-columns-repeated="4"/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H1]*2" office:value-type="float" office:value="2000" calcext:value-type="float">
            <text:p>2000</text:p>
          </table:table-cell>
          <table:table-cell table:formula="of:=[.I1]*2" office:value-type="float" office:value="4000" calcext:value-type="float">
            <text:p>4000</text:p>
          </table:table-cell>
          <table:table-cell table:formula="of:=[.J1]*2" office:value-type="float" office:value="8000" calcext:value-type="float">
            <text:p>8000</text:p>
          </table:table-cell>
          <table:table-cell table:formula="of:=[.K1]*2" office:value-type="float" office:value="16000" calcext:value-type="float">
            <text:p>1600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.215876" calcext:value-type="float">
            <text:p>4,215876</text:p>
          </table:table-cell>
          <table:table-cell table:formula="of:=AVERAGE([.D2:.D4])" office:value-type="float" office:value="4.23038366666667" calcext:value-type="float">
            <text:p>4,23038366666667</text:p>
          </table:table-cell>
          <table:table-cell table:number-columns-repeated="2"/>
          <table:table-cell table:style-name="ce27" table:formula="of:=AVERAGE([.$C$2:.$C$4];[.$C$17:.$C$19];[.$C$32:.$C$34];[.$C$47:.$C$49];[.$C$62:.$C$64])" office:value-type="float" office:value="0" calcext:value-type="float">
            <text:p>0,000000</text:p>
          </table:table-cell>
          <table:table-cell table:style-name="ce27" table:formula="of:=AVERAGE([.$C$5:.$C$7];[.$C$20:.$C$22];[.$C$35:.$C$37];[.$C$50:.$C$52];[.$C$65:.$C$67])" office:value-type="float" office:value="0" calcext:value-type="float">
            <text:p>0,000000</text:p>
          </table:table-cell>
          <table:table-cell table:style-name="ce27" table:formula="of:=AVERAGE([.$C$8:.$C$10];[.$C$23:.$C$25];[.$C$38:.$C$40];[.$C$53:.$C$55];[.$C$68:.$C$70])" office:value-type="float" office:value="0" calcext:value-type="float">
            <text:p>0,000000</text:p>
          </table:table-cell>
          <table:table-cell table:style-name="ce27" table:formula="of:=AVERAGE([.$C$11:.$C$13];[.$C$26:.$C$28];[.$C$41:.$C$43];[.$C$56:.$C$58];[.$C$71:.$C$73])" office:value-type="float" office:value="0" calcext:value-type="float">
            <text:p>0,000000</text:p>
          </table:table-cell>
          <table:table-cell table:style-name="ce27" table:formula="of:=AVERAGE([.$C$14:.$C$16];[.$C$29:.$C$31];[.$C$44:.$C$46];[.$C$59:.$C$61];[.$C$74:.$C$76])" office:value-type="float" office:value="0" calcext:value-type="float">
            <text:p>0,00000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.255586" calcext:value-type="float">
            <text:p>4,255586</text:p>
          </table:table-cell>
          <table:table-cell table:number-columns-repeated="3"/>
          <table:table-cell table:style-name="ce27" table:formula="of:=STDEV([.$C$2:.$C$4];[.$C$17:.$C$19];[.$C$32:.$C$34];[.$C$47:.$C$49];[.$C$62:.$C$64])" office:value-type="float" office:value="0" calcext:value-type="float">
            <text:p>0,000000</text:p>
          </table:table-cell>
          <table:table-cell table:style-name="ce27" table:formula="of:=STDEV([.$C$5:.$C$7];[.$C$20:.$C$22];[.$C$35:.$C$37];[.$C$50:.$C$52];[.$C$65:.$C$67])" office:value-type="float" office:value="0" calcext:value-type="float">
            <text:p>0,000000</text:p>
          </table:table-cell>
          <table:table-cell table:style-name="ce27" table:formula="of:=STDEV([.$C$8:.$C$10];[.$C$23:.$C$25];[.$C$38:.$C$40];[.$C$53:.$C$55];[.$C$68:.$C$70])" office:value-type="float" office:value="0" calcext:value-type="float">
            <text:p>0,000000</text:p>
          </table:table-cell>
          <table:table-cell table:style-name="ce27" table:formula="of:=STDEV([.$C$11:.$C$13];[.$C$26:.$C$28];[.$C$41:.$C$43];[.$C$56:.$C$58];[.$C$71:.$C$73])" office:value-type="float" office:value="0" calcext:value-type="float">
            <text:p>0,000000</text:p>
          </table:table-cell>
          <table:table-cell table:style-name="ce27" table:formula="of:=STDEV([.$C$14:.$C$16];[.$C$29:.$C$31];[.$C$44:.$C$46];[.$C$59:.$C$61];[.$C$74:.$C$76])" office:value-type="float" office:value="0" calcext:value-type="float">
            <text:p>0,00000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.219689" calcext:value-type="float">
            <text:p>4,219689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8.534615" calcext:value-type="float">
            <text:p>8,534615</text:p>
          </table:table-cell>
          <table:table-cell table:formula="of:=AVERAGE([.D5:.D7])" office:value-type="float" office:value="8.47453766666667" calcext:value-type="float">
            <text:p>8,47453766666667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8.485821" calcext:value-type="float">
            <text:p>8,485821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8.403177" calcext:value-type="float">
            <text:p>8,403177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16.935712" calcext:value-type="float">
            <text:p>16,935712</text:p>
          </table:table-cell>
          <table:table-cell table:formula="of:=AVERAGE([.D8:.D10])" office:value-type="float" office:value="17.1066196666667" calcext:value-type="float">
            <text:p>17,1066196666667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17.151653" calcext:value-type="float">
            <text:p>17,151653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17.232494" calcext:value-type="float">
            <text:p>17,232494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34.264288" calcext:value-type="float">
            <text:p>34,264288</text:p>
          </table:table-cell>
          <table:table-cell table:formula="of:=AVERAGE([.D11:.D13])" office:value-type="float" office:value="34.2468933333333" calcext:value-type="float">
            <text:p>34,2468933333333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34.323722" calcext:value-type="float">
            <text:p>34,323722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34.15267" calcext:value-type="float">
            <text:p>34,15267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69.135901" calcext:value-type="float">
            <text:p>69,135901</text:p>
          </table:table-cell>
          <table:table-cell table:formula="of:=AVERAGE([.D14:.D16])" office:value-type="float" office:value="69.014082" calcext:value-type="float">
            <text:p>69,014082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68.914745" calcext:value-type="float">
            <text:p>68,914745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68.9916" calcext:value-type="float">
            <text:p>68,9916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.183118" calcext:value-type="float">
            <text:p>2,183118</text:p>
          </table:table-cell>
          <table:table-cell table:formula="of:=AVERAGE([.D17:.D19])" office:value-type="float" office:value="2.19610233333333" calcext:value-type="float">
            <text:p>2,19610233333333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.158117" calcext:value-type="float">
            <text:p>2,158117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.247072" calcext:value-type="float">
            <text:p>2,247072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4.316141" calcext:value-type="float">
            <text:p>4,316141</text:p>
          </table:table-cell>
          <table:table-cell table:formula="of:=AVERAGE([.D20:.D22])" office:value-type="float" office:value="4.350471" calcext:value-type="float">
            <text:p>4,350471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4.362324" calcext:value-type="float">
            <text:p>4,362324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4.372948" calcext:value-type="float">
            <text:p>4,372948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8.638794" calcext:value-type="float">
            <text:p>8,638794</text:p>
          </table:table-cell>
          <table:table-cell table:formula="of:=AVERAGE([.D23:.D25])" office:value-type="float" office:value="8.70518566666667" calcext:value-type="float">
            <text:p>8,70518566666667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8.719502" calcext:value-type="float">
            <text:p>8,719502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8.757261" calcext:value-type="float">
            <text:p>8,757261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17.34517" calcext:value-type="float">
            <text:p>17,34517</text:p>
          </table:table-cell>
          <table:table-cell table:formula="of:=AVERAGE([.D26:.D28])" office:value-type="float" office:value="17.379464" calcext:value-type="float">
            <text:p>17,379464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17.257925" calcext:value-type="float">
            <text:p>17,257925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17.535297" calcext:value-type="float">
            <text:p>17,535297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35.02195" calcext:value-type="float">
            <text:p>35,02195</text:p>
          </table:table-cell>
          <table:table-cell table:formula="of:=AVERAGE([.D29:.D31])" office:value-type="float" office:value="34.7977756666667" calcext:value-type="float">
            <text:p>34,7977756666667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34.769827" calcext:value-type="float">
            <text:p>34,769827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34.60155" calcext:value-type="float">
            <text:p>34,60155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.126316" calcext:value-type="float">
            <text:p>1,126316</text:p>
          </table:table-cell>
          <table:table-cell table:formula="of:=AVERAGE([.D32:.D34])" office:value-type="float" office:value="1.11408866666667" calcext:value-type="float">
            <text:p>1,11408866666667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.075066" calcext:value-type="float">
            <text:p>1,075066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.140884" calcext:value-type="float">
            <text:p>1,140884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.24116" calcext:value-type="float">
            <text:p>2,24116</text:p>
          </table:table-cell>
          <table:table-cell table:formula="of:=AVERAGE([.D35:.D37])" office:value-type="float" office:value="2.22158666666667" calcext:value-type="float">
            <text:p>2,22158666666667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.212513" calcext:value-type="float">
            <text:p>2,212513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.211087" calcext:value-type="float">
            <text:p>2,211087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4.391754" calcext:value-type="float">
            <text:p>4,391754</text:p>
          </table:table-cell>
          <table:table-cell table:formula="of:=AVERAGE([.D38:.D40])" office:value-type="float" office:value="4.39632066666667" calcext:value-type="float">
            <text:p>4,39632066666667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4.428678" calcext:value-type="float">
            <text:p>4,428678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4.36853" calcext:value-type="float">
            <text:p>4,36853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8.738725" calcext:value-type="float">
            <text:p>8,738725</text:p>
          </table:table-cell>
          <table:table-cell table:formula="of:=AVERAGE([.D41:.D43])" office:value-type="float" office:value="8.72283066666667" calcext:value-type="float">
            <text:p>8,72283066666667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8.725215" calcext:value-type="float">
            <text:p>8,725215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8.704552" calcext:value-type="float">
            <text:p>8,704552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17.330397" calcext:value-type="float">
            <text:p>17,330397</text:p>
          </table:table-cell>
          <table:table-cell table:formula="of:=AVERAGE([.D44:.D46])" office:value-type="float" office:value="17.52683" calcext:value-type="float">
            <text:p>17,52683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17.850354" calcext:value-type="float">
            <text:p>17,850354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17.399739" calcext:value-type="float">
            <text:p>17,399739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0.936893" calcext:value-type="float">
            <text:p>0,936893</text:p>
          </table:table-cell>
          <table:table-cell table:formula="of:=AVERAGE([.D47:.D49])" office:value-type="float" office:value="0.797390333333333" calcext:value-type="float">
            <text:p>0,797390333333333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0.827079" calcext:value-type="float">
            <text:p>0,827079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0.628199" calcext:value-type="float">
            <text:p>0,628199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1.334073" calcext:value-type="float">
            <text:p>1,334073</text:p>
          </table:table-cell>
          <table:table-cell table:formula="of:=AVERAGE([.D50:.D52])" office:value-type="float" office:value="1.49704166666667" calcext:value-type="float">
            <text:p>1,49704166666667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1.882354" calcext:value-type="float">
            <text:p>1,882354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1.274698" calcext:value-type="float">
            <text:p>1,274698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.312926" calcext:value-type="float">
            <text:p>2,312926</text:p>
          </table:table-cell>
          <table:table-cell table:formula="of:=AVERAGE([.D53:.D55])" office:value-type="float" office:value="3.04655233333333" calcext:value-type="float">
            <text:p>3,04655233333333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3.453088" calcext:value-type="float">
            <text:p>3,453088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3.373643" calcext:value-type="float">
            <text:p>3,373643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4.999605" calcext:value-type="float">
            <text:p>4,999605</text:p>
          </table:table-cell>
          <table:table-cell table:formula="of:=AVERAGE([.D56:.D58])" office:value-type="float" office:value="5.44783033333333" calcext:value-type="float">
            <text:p>5,44783033333333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6.719408" calcext:value-type="float">
            <text:p>6,719408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4.624478" calcext:value-type="float">
            <text:p>4,624478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13.469321" calcext:value-type="float">
            <text:p>13,469321</text:p>
          </table:table-cell>
          <table:table-cell table:formula="of:=AVERAGE([.D59:.D61])" office:value-type="float" office:value="11.036286" calcext:value-type="float">
            <text:p>11,036286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9.214433" calcext:value-type="float">
            <text:p>9,214433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10.425104" calcext:value-type="float">
            <text:p>10,425104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0.776105" calcext:value-type="float">
            <text:p>0,776105</text:p>
          </table:table-cell>
          <table:table-cell table:formula="of:=AVERAGE([.D62:.D64])" office:value-type="float" office:value="0.711213" calcext:value-type="float">
            <text:p>0,711213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0.760632" calcext:value-type="float">
            <text:p>0,760632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0.596902" calcext:value-type="float">
            <text:p>0,596902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1.247483" calcext:value-type="float">
            <text:p>1,247483</text:p>
          </table:table-cell>
          <table:table-cell table:formula="of:=AVERAGE([.D65:.D67])" office:value-type="float" office:value="1.517573" calcext:value-type="float">
            <text:p>1,517573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1.584682" calcext:value-type="float">
            <text:p>1,584682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1.720554" calcext:value-type="float">
            <text:p>1,720554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3.049943" calcext:value-type="float">
            <text:p>3,049943</text:p>
          </table:table-cell>
          <table:table-cell table:formula="of:=AVERAGE([.D68:.D70])" office:value-type="float" office:value="2.98207166666667" calcext:value-type="float">
            <text:p>2,98207166666667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3.028463" calcext:value-type="float">
            <text:p>3,028463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2.867809" calcext:value-type="float">
            <text:p>2,867809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5.287953" calcext:value-type="float">
            <text:p>5,287953</text:p>
          </table:table-cell>
          <table:table-cell table:formula="of:=AVERAGE([.D71:.D73])" office:value-type="float" office:value="5.783332" calcext:value-type="float">
            <text:p>5,783332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6.196535" calcext:value-type="float">
            <text:p>6,196535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5.865508" calcext:value-type="float">
            <text:p>5,865508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11.654053" calcext:value-type="float">
            <text:p>11,654053</text:p>
          </table:table-cell>
          <table:table-cell table:formula="of:=AVERAGE([.D74:.D76])" office:value-type="float" office:value="11.2062683333333" calcext:value-type="float">
            <text:p>11,2062683333333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10.742088" calcext:value-type="float">
            <text:p>10,742088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11.222664" calcext:value-type="float">
            <text:p>11,22266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4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7">
      <number:number number:decimal-places="1" number:min-decimal-places="1" number:min-integer-digits="1"/>
    </number:number-style>
    <number:date-style style:name="N146">
      <number:month number:textual="true"/>
      <number:text>/</number:text>
      <number:year/>
    </number:date-style>
    <number:number-style style:name="N14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R$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5">
      <number:number number:decimal-places="9" number:min-decimal-places="9" number:min-integer-digits="1"/>
    </number:number-style>
    <number:number-style style:name="N134">
      <number:number number:decimal-places="4" number:min-decimal-places="4" number:min-integer-digits="1"/>
    </number:number-style>
    <number:time-style style:name="N133">
      <number:minutes number:style="long"/>
      <number:text>:</number:text>
      <number:seconds number:style="long" number:decimal-places="1"/>
    </number:time-style>
    <number:number-style style:name="N132">
      <number:number number:decimal-places="8" number:min-decimal-places="8" number:min-integer-digits="1"/>
    </number:number-style>
    <number:number-style style:name="N13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time-style style:name="N129">
      <number:minutes number:style="long"/>
      <number:text>:</number:text>
      <number:seconds number:style="long"/>
    </number:time-style>
    <number:number-style style:name="N12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date-style style:name="N124">
      <number:day/>
      <number:text>/</number:text>
      <number:month number:textual="true"/>
      <number:text>/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number-style style:name="N122">
      <number:number number:decimal-places="5" number:min-decimal-places="5" number:min-integer-digits="1"/>
    </number:number-style>
    <number:date-style style:name="N12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0">
      <number:day/>
      <number:text>/</number:text>
      <number:month number:textual="true"/>
    </number:date-style>
    <number:number-style style:name="N119">
      <number:number number:decimal-places="7" number:min-decimal-places="7" number:min-integer-digits="1"/>
    </number:number-style>
    <number:number-style style:name="N11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">
      <number:number number:decimal-places="6" number:min-decimal-places="6" number:min-integer-digits="1"/>
    </number:number-style>
    <number:number-style style:name="N113P0" style:volatile="true">
      <number:number number:decimal-places="2" number:min-decimal-places="2" number:min-integer-digits="1" number:grouping="true"/>
      <number:text> </number:text>
    </number:number-style>
    <number:number-style style:name="N11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0">
      <number:number number:decimal-places="3" number:min-decimal-places="3" number:min-integer-digits="1"/>
    </number:number-style>
    <number:date-style style:name="N109">
      <number:day/>
      <number:text>/</number:text>
      <number:month/>
      <number:text>/</number:text>
      <number:year number:style="long"/>
    </number:date-style>
    <number:number-style style:name="N108P0" style:volatile="true"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Statistic" style:display-name="PageStyle_Statisti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6T17:06:08.916907558</dc:date>
    <meta:editing-duration>PT8H32M54S</meta:editing-duration>
    <meta:editing-cycles>32</meta:editing-cycles>
    <meta:generator>LibreOffice/7.3.7.2$Linux_X86_64 LibreOffice_project/30$Build-2</meta:generator>
    <meta:document-statistic meta:table-count="2" meta:cell-count="473" meta:object-count="0"/>
  </office:meta>
</office:document-meta>
</file>